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5.001cm"/>
    </style:style>
    <style:style style:name="Table1.C" style:family="table-column">
      <style:table-column-properties style:column-width="1.482cm"/>
    </style:style>
    <style:style style:name="Table1.D" style:family="table-column">
      <style:table-column-properties style:column-width="3.81cm"/>
    </style:style>
    <style:style style:name="Table1.E" style:family="table-column">
      <style:table-column-properties style:column-width="3.307cm"/>
    </style:style>
    <style:style style:name="Table1.G" style:family="table-column">
      <style:table-column-properties style:column-width="0.318cm"/>
    </style:style>
    <style:style style:name="Table1.H" style:family="table-column">
      <style:table-column-properties style:column-width="1.879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7cm" fo:keep-together="always"/>
    </style:style>
    <style:style style:name="Table1.A4" style:family="table-cell">
      <style:table-cell-properties style:vertical-align="bottom" fo:padding="0.097cm" fo:border="0.05pt solid #000000"/>
    </style:style>
    <style:style style:name="Table1.5" style:family="table-row">
      <style:table-row-properties style:min-row-height="0.011cm" fo:keep-together="always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1.12" style:family="table-row">
      <style:table-row-properties style:min-row-height="0.697cm" fo:keep-together="always"/>
    </style:style>
    <style:style style:name="Table1.13" style:family="table-row">
      <style:table-row-properties fo:keep-together="always"/>
    </style:style>
    <style:style style:name="Table1.A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3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b3c4b7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0pt" fo:font-weight="bold" officeooo:rsid="004a6ac2" officeooo:paragraph-rsid="00a8d5a6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0f8b11d" officeooo:paragraph-rsid="00b3c4b7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7335d" officeooo:paragraph-rsid="0117335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c3c07" officeooo:paragraph-rsid="011c3c07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1db30f" officeooo:paragraph-rsid="011db30f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0ef2f69" officeooo:paragraph-rsid="00a8d5a6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0b3c4b7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8pt" fo:font-weight="normal" officeooo:rsid="00f8b11d" officeooo:paragraph-rsid="01129485" style:font-size-asian="8pt" style:font-weight-asian="normal" style:font-size-complex="8pt" style:font-weight-complex="normal"/>
    </style:style>
    <style:style style:name="P25" style:family="paragraph" style:parent-style-name="Table_20_Contents">
      <style:text-properties style:font-name="Liberation Serif" fo:font-size="8pt" style:font-size-asian="7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7" style:family="paragraph" style:parent-style-name="Table_20_Contents">
      <style:text-properties officeooo:paragraph-rsid="00a8d5a6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30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f0a80" style:font-size-asian="13pt" style:font-weight-asian="bold" style:font-name-complex="Arial" style:font-size-complex="13pt" style:font-weight-complex="bold"/>
    </style:style>
    <style:style style:name="P3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20531b" style:font-size-asian="11pt" style:font-weight-asian="bold" style:font-name-complex="Arial" style:font-size-complex="11pt" style:font-weight-complex="bold"/>
    </style:style>
    <style:style style:name="P32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33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34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officeooo:rsid="011a538c"/>
    </style:style>
    <style:style style:name="T4" style:family="text">
      <style:text-properties style:font-name="arial" fo:font-size="9pt" style:text-underline-style="none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6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9pt" style:font-size-asian="9pt" style:font-size-complex="9pt"/>
    </style:style>
    <style:style style:name="T9" style:family="text">
      <style:text-properties style:font-name="Liberation Serif" fo:font-size="8pt" officeooo:rsid="00759914" style:font-size-asian="8pt" style:font-size-complex="8pt"/>
    </style:style>
    <style:style style:name="T10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11639ea" style:font-size-asian="12pt" style:font-size-complex="12pt"/>
    </style:style>
    <style:style style:name="T13" style:family="text">
      <style:text-properties officeooo:rsid="00d7d23e"/>
    </style:style>
    <style:style style:name="T14" style:family="text">
      <style:text-properties officeooo:rsid="011639ea"/>
    </style:style>
    <style:style style:name="T15" style:family="text">
      <style:text-properties officeooo:rsid="011c3c07"/>
    </style:style>
    <style:style style:name="T16" style:family="text">
      <style:text-properties officeooo:rsid="0155c8a7"/>
    </style:style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header-rows>
          <table:table-row table:style-name="Table1.1">
            <table:table-cell table:style-name="Table1.A1" table:number-columns-spanned="8" office:value-type="string">
              <text:h text:style-name="P32" text:outline-level="2"><text:span text:style-name="Source_20_Text"><text:span text:style-name="T6">Page </text:span></text:span><text:span text:style-name="Source_20_Text"><text:span text:style-name="T6"><text:page-number text:select-page="current">1</text:page-number></text:span></text:span><text:span text:style-name="Source_20_Text"><text:span text:style-name="T6"> of </text:span></text:span><text:span text:style-name="Source_20_Text"><text:span text:style-name="T6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9">S/No</text:p>
            </table:table-cell>
            <table:table-cell table:style-name="Table1.A2" office:value-type="string">
              <text:p text:style-name="P8">Product Name</text:p>
            </table:table-cell>
            <table:table-cell table:style-name="Table1.A2" office:value-type="string">
              <text:p text:style-name="P11">Uom</text:p>
            </table:table-cell>
            <table:table-cell table:style-name="Table1.A2" office:value-type="string">
              <text:p text:style-name="P9">Product Category</text:p>
            </table:table-cell>
            <table:table-cell table:style-name="Table1.A2" office:value-type="string">
              <text:p text:style-name="P28"><text:span text:style-name="T15">S</text:span>ystem <text:span text:style-name="T15">Q</text:span>ty</text:p>
            </table:table-cell>
            <table:table-cell table:style-name="Table1.F2" table:number-columns-spanned="3" office:value-type="string">
              <text:p text:style-name="P10">Physical Qty</text:p>
            </table:table-cell>
            <table:covered-table-cell/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27"><text:span text:style-name="Source_20_Text"><text:span text:style-name="T8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8" office:value-type="string">
            <text:p text:style-name="P4"><text:text-input text:description="&lt;if test=&quot;line['location']&quot;&gt;0&gt;">if locatio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8" office:value-type="string">
            <text:p text:style-name="P3"><text:span text:style-name="Source_20_Text"><text:span text:style-name="T12">Location: </text:span></text:span><text:span text:style-name="Source_20_Text"><text:span text:style-name="T11"><text:text-input text:description="&lt;line['location']&gt;">Location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2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25"><text:text-input text:description="&lt;if test=&quot;len(line['bin'])&gt;0&quot;&gt;">If B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7"><text:span text:style-name="T14">Bin Name: </text:span><text:text-input text:description="&lt;line['bin']&gt;">Bin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9" table:number-columns-spanned="8" office:value-type="string">
            <text:p text:style-name="P2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h text:style-name="P33" text:outline-level="2"><text:text-input text:description="&lt;if test=&quot;len(line['product'])&gt;0&quot;&gt;">if product</text:text-input></text:h>
          </table:table-cell>
          <table:covered-table-cell/>
          <table:covered-table-cell/>
          <table:table-cell table:style-name="Table1.A2" office:value-type="string">
            <text:p text:style-name="P16"/>
          </table:table-cell>
          <table:table-cell table:style-name="Table1.F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e1.11">
          <table:table-cell table:style-name="Table1.A2" office:value-type="string">
            <text:p text:style-name="P18"><text:span text:style-name="Source_20_Text"><text:span text:style-name="T9"><text:text-input text:description="&lt;line['sr_no']&gt;">sr_no</text:text-input></text:span></text:span></text:p>
          </table:table-cell>
          <table:table-cell table:style-name="Table1.A2" office:value-type="string">
            <text:p text:style-name="P19"><text:span text:style-name="Source_20_Text"><text:span text:style-name="T10"><text:text-input text:description="&lt;line['product']&gt;">product name</text:text-input></text:span></text:span></text:p>
          </table:table-cell>
          <table:table-cell table:style-name="Table1.A2" office:value-type="string">
            <text:p text:style-name="P19"><text:text-input text:description="&lt;line['uom']&gt;">Uom</text:text-input></text:p>
          </table:table-cell>
          <table:table-cell table:style-name="Table1.A2" office:value-type="string">
            <text:p text:style-name="P19"><text:text-input text:description="&lt;line['categ']&gt;">Categ</text:text-input></text:p>
          </table:table-cell>
          <table:table-cell table:style-name="Table1.A2" office:value-type="string">
            <text:p text:style-name="P22"><text:text-input text:description="&lt;line['act_qty']&gt;">Act Qty</text:text-input></text:p>
          </table:table-cell>
          <table:table-cell table:style-name="Table1.F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1.12">
          <table:table-cell table:style-name="Table1.A2" office:value-type="string">
            <text:p text:style-name="P15"/>
          </table:table-cell>
          <table:table-cell table:style-name="Table1.A2" table:number-columns-spanned="3" office:value-type="string">
            <text:h text:style-name="P34" text:outline-level="2"><text:span text:style-name="Source_20_Text"><text:span text:style-name="T7"><text:text-input text:description="&lt;/if&gt;">end if</text:text-input></text:span></text:span></text:h>
          </table:table-cell>
          <table:covered-table-cell/>
          <table:covered-table-cell/>
          <table:table-cell table:style-name="Table1.A2" office:value-type="string">
            <text:p text:style-name="P17"><text:span text:style-name="T13">9999</text:span> No/s</text:p>
          </table:table-cell>
          <table:table-cell table:style-name="Table1.A2" office:value-type="string">
            <text:p text:style-name="P17"><text:span text:style-name="T13">9999</text:span> No/s</text:p>
          </table:table-cell>
          <table:table-cell table:style-name="Table1.A2" office:value-type="string">
            <text:p text:style-name="P14"/>
          </table:table-cell>
          <table:table-cell table:style-name="Table1.F2" office:value-type="string">
            <text:p text:style-name="P13">30/04/2014</text:p>
          </table:table-cell>
        </table:table-row>
        <table:table-row table:style-name="Table1.13">
          <table:table-cell table:style-name="Table1.A13" table:number-columns-spanned="4" office:value-type="string">
            <text:p text:style-name="P5"><text:span text:style-name="Source_20_Text"><text:span text:style-name="T8"><text:text-input text:description="&lt;/for&gt;">end for</text:text-input></text:span></text:span></text:p>
          </table:table-cell>
          <table:covered-table-cell/>
          <table:covered-table-cell/>
          <table:covered-table-cell/>
          <table:table-cell table:style-name="Table1.E13" office:value-type="string">
            <text:p text:style-name="P12"/>
          </table:table-cell>
          <table:table-cell table:style-name="Table1.F13" office:value-type="string">
            <text:p text:style-name="P12"/>
          </table:table-cell>
          <table:table-cell table:style-name="Table1.G13" table:number-columns-spanned="2" office:value-type="string">
            <text:p text:style-name="P12"/>
          </table:table-cell>
          <table:covered-table-cell/>
        </table:table-row>
      </table:table>
      <text:p text:style-name="P20">Printed on <text:date style:data-style-name="N79" text:date-value="2017-01-31T11:46:43.353709378">Tuesday, January 31, 2017</text:date> at <text:time style:data-style-name="N42" text:time-value="2017-01-31T11:46:43.353825677">11:46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11f0a80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120531b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ff00bc" officeooo:paragraph-rsid="00f3a8c6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1054ba1" officeooo:paragraph-rsid="01054ba1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155c8a7"/>
    </style:style>
    <style:style style:name="MT4" style:family="text">
      <style:text-properties officeooo:rsid="011a538c"/>
    </style:style>
    <style:style style:name="MT5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6" style:family="text">
      <style:text-properties style:font-name="arial" fo:font-size="9pt" style:text-underline-style="none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11cm" fo:margin-left="0cm" fo:margin-right="0cm" fo:margin-bottom="0.51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Stock <text:span text:style-name="MT4">Physical Verification</text:span> </text:p>
        <text:p text:style-name="MP4"><text:span text:style-name="MT5">A</text:span><text:span text:style-name="MT6">s on Date </text:span><text:span text:style-name="MT6"><text:date style:data-style-name="N79" text:date-value="2017-01-31T11:46:43.295654221">Tuesday, January 31, 2017</text:date></text:span></text:p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6:43.213250440</dc:date>
    <meta:editing-duration>PT18H27M34S</meta:editing-duration>
    <meta:editing-cycles>276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107" meta:character-count="412" meta:non-whitespace-character-count="366"/>
  </office:meta>
</office:document-meta>
</file>